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e8a202" draw:marker-start-width="0.252cm" draw:marker-end-width="0.252cm" draw:fill="solid" draw:fill-color="#ffe994" draw:opacity="23%" draw:textarea-horizontal-align="justify" draw:textarea-vertical-align="top" draw:auto-grow-height="false" fo:min-height="13.432cm" fo:min-width="26.517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e8a202" draw:marker-start-width="0.252cm" draw:marker-end-width="0.252cm" draw:fill="solid" draw:fill-color="#ffe994" draw:opacity="71%" draw:textarea-horizontal-align="justify" draw:textarea-vertical-align="top" draw:auto-grow-height="false" fo:min-height="9.749cm" fo:min-width="24.104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31cm" fo:min-width="3.183cm"/>
      <style:paragraph-properties style:writing-mode="lr-tb"/>
    </style:style>
    <style:style style:name="gr4" style:family="graphic" style:parent-style-name="standard">
      <style:graphic-properties svg:stroke-color="#069a2e" draw:fill-color="#77bc65" draw:textarea-horizontal-align="justify" draw:textarea-vertical-align="middle" draw:auto-grow-height="false" fo:min-height="1.42cm" fo:min-width="19.747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168253" draw:fill-color="#81aca6" draw:textarea-horizontal-align="justify" draw:textarea-vertical-align="middle" draw:auto-grow-height="false" fo:min-height="1.528cm" fo:min-width="2.294cm"/>
      <style:paragraph-properties style:writing-mode="lr-tb"/>
    </style:style>
    <style:style style:name="gr7" style:family="graphic" style:parent-style-name="standard">
      <style:graphic-properties svg:stroke-color="#3465a4" draw:fill-color="#8e86ae" draw:textarea-horizontal-align="justify" draw:textarea-vertical-align="middle" draw:auto-grow-height="false" fo:min-height="1.528cm" fo:min-width="2.294cm"/>
      <style:paragraph-properties style:writing-mode="lr-tb"/>
    </style:style>
    <style:style style:name="gr8" style:family="graphic" style:parent-style-name="standard">
      <style:graphic-properties svg:stroke-color="#ea7500" draw:fill-color="#ff7b59" draw:textarea-horizontal-align="justify" draw:textarea-vertical-align="middle" draw:auto-grow-height="false" fo:min-height="1.528cm" fo:min-width="1.786cm"/>
      <style:paragraph-properties style:writing-mode="lr-tb"/>
    </style:style>
    <style:style style:name="gr9" style:family="graphic" style:parent-style-name="standard">
      <style:graphic-properties svg:stroke-color="#ea7500" draw:fill-color="#ff972f" draw:textarea-horizontal-align="justify" draw:textarea-vertical-align="middle" draw:auto-grow-height="false" fo:min-height="1.528cm" fo:min-width="1.786cm"/>
      <style:paragraph-properties style:writing-mode="lr-tb"/>
    </style:style>
    <style:style style:name="gr10" style:family="graphic" style:parent-style-name="standard">
      <style:graphic-properties svg:stroke-color="#ea7500" draw:fill-color="#ffde59" draw:textarea-horizontal-align="justify" draw:textarea-vertical-align="middle" draw:auto-grow-height="false" fo:min-height="1.528cm" fo:min-width="1.786cm"/>
      <style:paragraph-properties style:writing-mode="lr-tb"/>
    </style:style>
    <style:style style:name="gr11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textarea-horizontal-align="justify" draw:textarea-vertical-align="middle" draw:auto-grow-height="false" fo:min-height="1.32cm" fo:min-width="25.535cm"/>
      <style:paragraph-properties style:writing-mode="lr-tb"/>
    </style:style>
    <style:style style:name="gr14" style:family="graphic" style:parent-style-name="objectwithoutfill">
      <style:graphic-properties svg:stroke-width="0.053cm" svg:stroke-color="#ff3838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e8a202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ea75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e994" draw:opacity="23%"/>
      <style:paragraph-properties fo:text-align="start"/>
    </style:style>
    <style:style style:name="P3" style:family="paragraph">
      <loext:graphic-properties draw:fill="solid" draw:fill-color="#ffe994" draw:opacity="71%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-color="#77bc65"/>
      <style:paragraph-properties fo:text-align="center"/>
    </style:style>
    <style:style style:name="P6" style:family="paragraph">
      <loext:graphic-properties draw:fill-color="#81aca6"/>
      <style:paragraph-properties fo:text-align="center"/>
    </style:style>
    <style:style style:name="P7" style:family="paragraph">
      <loext:graphic-properties draw:fill-color="#8e86ae"/>
      <style:paragraph-properties fo:text-align="center"/>
    </style:style>
    <style:style style:name="P8" style:family="paragraph">
      <loext:graphic-properties draw:fill-color="#ff7b59"/>
      <style:paragraph-properties fo:text-align="center"/>
    </style:style>
    <style:style style:name="P9" style:family="paragraph">
      <loext:graphic-properties draw:fill-color="#ff972f"/>
      <style:paragraph-properties fo:text-align="center"/>
    </style:style>
    <style:style style:name="P10" style:family="paragraph">
      <loext:graphic-properties draw:fill-color="#ffde59"/>
      <style:paragraph-properties fo:text-align="center"/>
    </style:style>
    <style:style style:name="P11" style:family="paragraph">
      <loext:graphic-properties draw:fill="solid"/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7.051cm" svg:height="13.716cm" svg:x="1.254cm" svg:y="3.413cm">
          <text:p text:style-name="P1">Versat <text:line-break/>CGRA</text:p>
          <draw:enhanced-geometry svg:viewBox="0 0 21600 21600" draw:type="rectangle" draw:enhanced-path="M 0 0 L 21600 0 21600 21600 0 21600 0 0 Z N"/>
        </draw:custom-shape>
        <draw:custom-shape draw:style-name="gr2" draw:text-style-name="P3" xml:id="id21" draw:id="id21" draw:layer="layout" svg:width="24.638cm" svg:height="10.033cm" svg:x="1.762cm" svg:y="6.715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3.683cm" svg:height="1.981cm" svg:x="18.907cm" svg:y="1.051cm">
          <text:p text:style-name="P4">CPU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20.247cm" svg:height="1.67cm" draw:transform="skewX (0.00471238898038469) translate (3.954cm 4.272cm)">
          <text:p text:style-name="P4">Configuration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8.907cm" svg:y1="2.041cm" svg:x2="14.077cm" svg:y2="4.272cm" draw:start-shape="id1" draw:start-glue-point="3" draw:end-shape="id2" draw:end-glue-point="0" svg:d="M18907 2041h-4830v2231" svg:viewBox="0 0 4831 2232">
          <text:p/>
        </draw:connector>
        <draw:custom-shape draw:style-name="gr6" draw:text-style-name="P6" xml:id="id13" draw:id="id13" draw:layer="layout" svg:width="2.794cm" svg:height="1.778cm" svg:x="3.429cm" svg:y="7.731cm">
          <text:p text:style-name="P4">vR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14" draw:id="id14" draw:layer="layout" svg:width="2.794cm" svg:height="1.778cm" svg:x="3.429cm" svg:y="10.531cm">
          <text:p text:style-name="P4">vR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20" draw:id="id20" draw:layer="layout" svg:width="2.794cm" svg:height="1.778cm" svg:x="3.429cm" svg:y="13.181cm">
          <text:p text:style-name="P4">vR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4" draw:id="id4" draw:layer="layout" svg:width="2.794cm" svg:height="1.778cm" svg:x="23.229cm" svg:y="9.031cm">
          <text:p text:style-name="P4">vWri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6" draw:id="id6" draw:layer="layout" svg:width="2.794cm" svg:height="1.778cm" svg:x="23.229cm" svg:y="11.931cm">
          <text:p text:style-name="P4">vWri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2" draw:id="id12" draw:layer="layout" svg:width="2.286cm" svg:height="1.778cm" svg:x="7.729cm" svg:y="7.731cm">
          <text:p text:style-name="P4">F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15" draw:id="id15" draw:layer="layout" svg:width="2.286cm" svg:height="1.778cm" svg:x="7.729cm" svg:y="10.531cm">
          <text:p text:style-name="P4">F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19" draw:id="id19" draw:layer="layout" svg:width="2.286cm" svg:height="1.778cm" svg:x="7.729cm" svg:y="13.181cm">
          <text:p text:style-name="P4">F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1" draw:id="id11" draw:layer="layout" svg:width="2.286cm" svg:height="1.778cm" svg:x="11.629cm" svg:y="7.077cm">
          <text:p text:style-name="P4">F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16" draw:id="id16" draw:layer="layout" svg:width="2.286cm" svg:height="1.778cm" svg:x="11.629cm" svg:y="9.431cm">
          <text:p text:style-name="P4">F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17" draw:id="id17" draw:layer="layout" svg:width="2.286cm" svg:height="1.778cm" svg:x="11.629cm" svg:y="11.781cm">
          <text:p text:style-name="P4">F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18" draw:id="id18" draw:layer="layout" svg:width="2.286cm" svg:height="1.778cm" svg:x="11.629cm" svg:y="13.981cm">
          <text:p text:style-name="P4">F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9" draw:id="id9" draw:layer="layout" svg:width="2.286cm" svg:height="1.778cm" svg:x="15.529cm" svg:y="10.231cm">
          <text:p text:style-name="P4">F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8" draw:id="id8" draw:layer="layout" svg:width="2.286cm" svg:height="1.778cm" svg:x="15.529cm" svg:y="12.581cm">
          <text:p text:style-name="P4">F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7" draw:id="id7" draw:layer="layout" svg:width="2.286cm" svg:height="1.778cm" svg:x="15.529cm" svg:y="14.781cm">
          <text:p text:style-name="P4">F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3" draw:id="id3" draw:layer="layout" svg:width="2.286cm" svg:height="1.778cm" svg:x="19.329cm" svg:y="9.031cm">
          <text:p text:style-name="P4">F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5" draw:id="id5" draw:layer="layout" svg:width="2.286cm" svg:height="1.778cm" svg:x="19.329cm" svg:y="11.931cm">
          <text:p text:style-name="P4">F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0" draw:id="id10" draw:layer="layout" svg:width="2.286cm" svg:height="1.778cm" svg:x="15.513cm" svg:y="7.077cm">
          <text:p text:style-name="P4">FU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1" draw:layer="layout" svg:x1="2.278cm" svg:y1="18.323cm" svg:x2="2.278cm" svg:y2="8.62cm">
          <text:p/>
        </draw:line>
        <draw:line draw:style-name="gr12" draw:text-style-name="P11" draw:layer="layout" svg:x1="2.27cm" svg:y1="8.62cm" svg:x2="3.413cm" svg:y2="8.62cm">
          <text:p/>
        </draw:line>
        <draw:line draw:style-name="gr12" draw:text-style-name="P11" draw:layer="layout" svg:x1="2.257cm" svg:y1="11.42cm" svg:x2="3.4cm" svg:y2="11.42cm">
          <text:p/>
        </draw:line>
        <draw:line draw:style-name="gr12" draw:text-style-name="P11" draw:layer="layout" svg:x1="2.244cm" svg:y1="14.07cm" svg:x2="3.387cm" svg:y2="14.07cm">
          <text:p/>
        </draw:line>
        <draw:line draw:style-name="gr11" draw:text-style-name="P11" draw:layer="layout" svg:x1="27.213cm" svg:y1="18.526cm" svg:x2="27.213cm" svg:y2="9.89cm">
          <text:p/>
        </draw:line>
        <draw:custom-shape draw:style-name="gr13" draw:text-style-name="P4" draw:layer="layout" svg:width="26.035cm" svg:height="1.57cm" svg:x="1.889cm" svg:y="18.145cm">
          <text:p text:style-name="P4">External Memory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26.019cm" svg:y1="9.92cm" svg:x2="27.162cm" svg:y2="9.92cm">
          <text:p/>
        </draw:line>
        <draw:line draw:style-name="gr12" draw:text-style-name="P11" draw:layer="layout" svg:x1="26.019cm" svg:y1="12.82cm" svg:x2="27.162cm" svg:y2="12.82cm">
          <text:p/>
        </draw:line>
        <draw:connector draw:style-name="gr14" draw:text-style-name="P11" draw:layer="layout" svg:x1="21.615cm" svg:y1="9.92cm" svg:x2="23.229cm" svg:y2="9.92cm" draw:start-shape="id3" draw:start-glue-point="1" draw:end-shape="id4" draw:end-glue-point="3" svg:d="M21615 9920h1614" svg:viewBox="0 0 1615 1">
          <text:p/>
        </draw:connector>
        <draw:connector draw:style-name="gr15" draw:text-style-name="P11" draw:layer="layout" svg:x1="21.615cm" svg:y1="12.82cm" svg:x2="23.229cm" svg:y2="12.82cm" draw:start-shape="id5" draw:start-glue-point="1" draw:end-shape="id6" draw:end-glue-point="3" svg:d="M21615 12820h1614" svg:viewBox="0 0 1615 1">
          <text:p/>
        </draw:connector>
        <draw:connector draw:style-name="gr15" draw:text-style-name="P11" draw:layer="layout" svg:x1="17.815cm" svg:y1="15.67cm" svg:x2="20.472cm" svg:y2="13.709cm" draw:start-shape="id7" draw:start-glue-point="1" draw:end-shape="id5" draw:end-glue-point="2" svg:d="M17815 15670h2657v-1961" svg:viewBox="0 0 2658 1962">
          <text:p/>
        </draw:connector>
        <draw:connector draw:style-name="gr15" draw:text-style-name="P11" draw:layer="layout" svg:x1="17.815cm" svg:y1="13.47cm" svg:x2="19.329cm" svg:y2="12.82cm" draw:start-shape="id8" draw:start-glue-point="1" draw:end-shape="id5" draw:end-glue-point="3" svg:d="M17815 13470h757v-650h757" svg:viewBox="0 0 1515 651">
          <text:p/>
        </draw:connector>
        <draw:connector draw:style-name="gr16" draw:text-style-name="P11" draw:layer="layout" svg:x1="17.815cm" svg:y1="11.12cm" svg:x2="20.472cm" svg:y2="11.931cm" draw:start-shape="id9" draw:start-glue-point="1" draw:end-shape="id5" draw:end-glue-point="0" svg:d="M17815 11120h2657v811" svg:viewBox="0 0 2658 812">
          <text:p/>
        </draw:connector>
        <draw:connector draw:style-name="gr16" draw:text-style-name="P11" draw:layer="layout" svg:x1="17.815cm" svg:y1="11.12cm" svg:x2="19.329cm" svg:y2="9.92cm" draw:start-shape="id9" draw:start-glue-point="1" draw:end-shape="id3" draw:end-glue-point="3" svg:d="M17815 11120h757v-1200h757" svg:viewBox="0 0 1515 1201">
          <text:p/>
        </draw:connector>
        <draw:connector draw:style-name="gr14" draw:text-style-name="P11" draw:layer="layout" svg:x1="17.799cm" svg:y1="7.966cm" svg:x2="20.472cm" svg:y2="9.031cm" draw:start-shape="id10" draw:start-glue-point="1" draw:end-shape="id3" draw:end-glue-point="0" svg:d="M17799 7966h2673v1065" svg:viewBox="0 0 2674 1066">
          <text:p/>
        </draw:connector>
        <draw:connector draw:style-name="gr14" draw:text-style-name="P11" draw:layer="layout" svg:x1="13.915cm" svg:y1="7.966cm" svg:x2="15.513cm" svg:y2="7.966cm" draw:start-shape="id11" draw:start-glue-point="1" draw:end-shape="id10" draw:end-glue-point="3" svg:d="M13915 7966h1598" svg:viewBox="0 0 1599 1">
          <text:p/>
        </draw:connector>
        <draw:connector draw:style-name="gr14" draw:text-style-name="P11" draw:layer="layout" svg:x1="10.015cm" svg:y1="8.62cm" svg:x2="11.629cm" svg:y2="7.966cm" draw:start-shape="id12" draw:start-glue-point="1" draw:end-shape="id11" draw:end-glue-point="3" svg:d="M10015 8620h807v-654h807" svg:viewBox="0 0 1615 655">
          <text:p/>
        </draw:connector>
        <draw:connector draw:style-name="gr14" draw:text-style-name="P11" draw:layer="layout" svg:x1="6.223cm" svg:y1="8.62cm" svg:x2="7.729cm" svg:y2="8.62cm" draw:start-shape="id13" draw:start-glue-point="1" draw:end-shape="id12" draw:end-glue-point="3" svg:d="M6223 8620h1506" svg:viewBox="0 0 1507 1">
          <text:p/>
        </draw:connector>
        <draw:connector draw:style-name="gr16" draw:text-style-name="P11" draw:layer="layout" svg:x1="6.223cm" svg:y1="11.42cm" svg:x2="7.729cm" svg:y2="11.42cm" draw:start-shape="id14" draw:start-glue-point="1" draw:end-shape="id15" draw:end-glue-point="3" svg:d="M6223 11420h1506" svg:viewBox="0 0 1507 1">
          <text:p/>
        </draw:connector>
        <draw:connector draw:style-name="gr16" draw:text-style-name="P11" draw:layer="layout" draw:line-skew="-0.297cm" svg:x1="10.015cm" svg:y1="11.42cm" svg:x2="11.629cm" svg:y2="10.32cm" draw:start-shape="id15" draw:start-glue-point="1" draw:end-shape="id16" draw:end-glue-point="3" svg:d="M10015 11420h510v-1100h1104" svg:viewBox="0 0 1615 1101">
          <text:p/>
        </draw:connector>
        <draw:connector draw:style-name="gr16" draw:text-style-name="P11" draw:layer="layout" draw:line-skew="0cm 2.611cm -0.349cm" svg:x1="13.915cm" svg:y1="10.32cm" svg:x2="11.629cm" svg:y2="12.67cm" draw:start-shape="id16" draw:start-glue-point="1" draw:end-shape="id17" draw:end-glue-point="3" svg:d="M13915 10320h501v1221h-3637v1129h850" svg:viewBox="0 0 3638 2351">
          <text:p/>
        </draw:connector>
        <draw:connector draw:style-name="gr16" draw:text-style-name="P11" draw:layer="layout" svg:x1="13.915cm" svg:y1="12.67cm" svg:x2="15.529cm" svg:y2="11.12cm" draw:start-shape="id17" draw:start-glue-point="1" draw:end-shape="id9" draw:end-glue-point="3" svg:d="M13915 12670h807v-1550h807" svg:viewBox="0 0 1615 1551">
          <text:p/>
        </draw:connector>
        <draw:connector draw:style-name="gr15" draw:text-style-name="P11" draw:layer="layout" svg:x1="13.915cm" svg:y1="12.67cm" svg:x2="15.529cm" svg:y2="13.47cm" draw:start-shape="id17" draw:start-glue-point="1" draw:end-shape="id8" draw:end-glue-point="3" svg:d="M13915 12670h807v800h807" svg:viewBox="0 0 1615 801">
          <text:p/>
        </draw:connector>
        <draw:connector draw:style-name="gr15" draw:text-style-name="P11" draw:layer="layout" svg:x1="13.915cm" svg:y1="14.87cm" svg:x2="15.529cm" svg:y2="15.67cm" draw:start-shape="id18" draw:start-glue-point="1" draw:end-shape="id7" draw:end-glue-point="3" svg:d="M13915 14870h807v800h807" svg:viewBox="0 0 1615 801">
          <text:p/>
        </draw:connector>
        <draw:connector draw:style-name="gr15" draw:text-style-name="P11" draw:layer="layout" svg:x1="10.015cm" svg:y1="14.07cm" svg:x2="11.629cm" svg:y2="14.87cm" draw:start-shape="id19" draw:start-glue-point="1" draw:end-shape="id18" draw:end-glue-point="3" svg:d="M10015 14070h807v800h807" svg:viewBox="0 0 1615 801">
          <text:p/>
        </draw:connector>
        <draw:connector draw:style-name="gr15" draw:text-style-name="P11" draw:layer="layout" svg:x1="6.223cm" svg:y1="14.07cm" svg:x2="7.729cm" svg:y2="14.07cm" draw:start-shape="id20" draw:start-glue-point="1" draw:end-shape="id19" draw:end-glue-point="3" svg:d="M6223 14070h1506" svg:viewBox="0 0 1507 1">
          <text:p/>
        </draw:connector>
        <draw:connector draw:style-name="gr5" draw:text-style-name="P4" draw:layer="layout" svg:x1="14.069cm" svg:y1="5.942cm" svg:x2="14.081cm" svg:y2="6.715cm" draw:start-shape="id2" draw:start-glue-point="2" draw:end-shape="id21" draw:end-glue-point="0" svg:d="M14069 5942v378h12v395" svg:viewBox="0 0 13 77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5:09:07.159474308</meta:creation-date>
    <dc:date>2022-05-03T15:38:13.681691988</dc:date>
    <meta:editing-duration>PT18M51S</meta:editing-duration>
    <meta:editing-cycles>6</meta:editing-cycles>
    <meta:generator>LibreOffice/6.4.7.2$Linux_X86_64 LibreOffice_project/40$Build-2</meta:generator>
    <meta:document-statistic meta:object-count="50"/>
  </office:meta>
</office:document-meta>
</file>